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0833in" style:use-optimal-column-width="false"/>
    </style:style>
    <style:style style:name="TableColumn3" style:family="table-column">
      <style:table-column-properties style:column-width="1.3333in" style:use-optimal-column-width="false"/>
    </style:style>
    <style:style style:name="Table1" style:family="table" style:master-page-name="MP0">
      <style:table-properties style:width="7.4166in" fo:margin-left="-0.1472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194in" fo:padding-bottom="0in" fo:padding-right="0.0194in"/>
    </style:style>
    <style:style style:name="P6" style:parent-style-name="內文0" style:family="paragraph">
      <style:paragraph-properties fo:break-before="page"/>
    </style:style>
    <style:style style:name="TableCell9" style:family="table-cell">
      <style:table-cell-properties fo:border="none" fo:padding-top="0in" fo:padding-left="0.0194in" fo:padding-bottom="0in" fo:padding-right="0.0194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solid #000000" fo:padding-top="0in" fo:padding-left="0.0194in" fo:padding-bottom="0in" fo:padding-right="0.0194in"/>
    </style:style>
    <style:style style:name="P12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13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14" style:parent-style-name="內文" style:family="paragraph">
      <style:paragraph-properties fo:line-height="0.1944in" fo:margin-left="-0.018in" fo:text-indent="0.1361in">
        <style:tab-stops/>
      </style:paragraph-properties>
      <style:text-properties style:font-name-asian="標楷體" fo:font-size="11pt" style:font-size-asian="11pt"/>
    </style:style>
    <style:style style:name="P15" style:parent-style-name="內文" style:family="paragraph">
      <style:paragraph-properties fo:line-height="0.1944in" fo:margin-left="-0.0833in" fo:text-indent="0.2in">
        <style:tab-stops>
          <style:tab-stop style:type="left" style:position="0.1472in"/>
        </style:tab-stops>
      </style:paragraph-properties>
      <style:text-properties style:font-name-asian="標楷體" fo:font-size="11pt" style:font-size-asian="11pt"/>
    </style:style>
    <style:style style:name="P16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17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04in solid #000000" fo:padding-top="0in" fo:padding-left="0.0194in" fo:padding-bottom="0in" fo:padding-right="0.0194in"/>
    </style:style>
    <style:style style:name="P20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21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22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23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24" style:parent-style-name="內文" style:family="paragraph">
      <style:paragraph-properties fo:line-height="0.1944in" fo:text-indent="0.1069in"/>
      <style:text-properties style:font-name-asian="標楷體" fo:font-size="11pt" style:font-size-asian="11pt"/>
    </style:style>
    <style:style style:name="P25" style:parent-style-name="內文" style:family="paragraph">
      <style:paragraph-properties fo:line-height="0.1944in" fo:text-indent="0.0979in"/>
      <style:text-properties style:font-name-asian="標楷體" fo:font-size="11pt" style:font-size-asian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04in solid #000000" fo:padding-top="0in" fo:padding-left="0.0194in" fo:padding-bottom="0in" fo:padding-right="0.0194in"/>
    </style:style>
    <style:style style:name="P28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29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30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31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32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33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padding-top="0in" fo:padding-left="0.0194in" fo:padding-bottom="0in" fo:padding-right="0.0194in"/>
    </style:style>
    <style:style style:name="P36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37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38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39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40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41" style:parent-style-name="內文" style:family="paragraph">
      <style:paragraph-properties fo:line-height="0.1944in" fo:margin-left="0.2291in" fo:text-indent="-0.1194in">
        <style:tab-stops/>
      </style:paragraph-properties>
      <style:text-properties style:font-name-asian="標楷體" fo:font-size="11pt" style:font-size-asian="11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padding-top="0in" fo:padding-left="0.0194in" fo:padding-bottom="0in" fo:padding-right="0.0194in"/>
    </style:style>
    <style:style style:name="P44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45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46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47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48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49" style:parent-style-name="內文" style:family="paragraph">
      <style:paragraph-properties fo:line-height="0.1944in" fo:text-indent="0.118in">
        <style:tab-stops>
          <style:tab-stop style:type="left" style:position="6.3333in"/>
        </style:tab-stops>
      </style:paragraph-properties>
      <style:text-properties style:font-name-asian="標楷體" fo:font-size="11pt" style:font-size-asian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fo:padding-top="0in" fo:padding-left="0.0194in" fo:padding-bottom="0in" fo:padding-right="0.0194in"/>
    </style:style>
    <style:style style:name="P52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53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54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55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56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57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04in solid #000000" fo:padding-top="0in" fo:padding-left="0.0194in" fo:padding-bottom="0in" fo:padding-right="0.0194in"/>
    </style:style>
    <style:style style:name="P60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61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62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63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64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65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fo:padding-top="0in" fo:padding-left="0.0194in" fo:padding-bottom="0in" fo:padding-right="0.0194in"/>
    </style:style>
    <style:style style:name="P68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69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70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71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72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73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TableRow74" style:family="table-row">
      <style:table-row-properties style:min-row-height="0.4062in" style:use-optimal-row-height="false"/>
    </style:style>
    <style:style style:name="TableCell75" style:family="table-cell">
      <style:table-cell-properties fo:border-top="0.0104in solid #000000" fo:border-left="none" fo:border-bottom="none" fo:border-right="none" fo:padding-top="0in" fo:padding-left="0.0194in" fo:padding-bottom="0in" fo:padding-right="0.0194in"/>
    </style:style>
    <style:style style:name="P76" style:parent-style-name="內文" style:family="paragraph">
      <style:paragraph-properties fo:line-height="0.2083in"/>
      <style:text-properties style:font-name-asian="標楷體" fo:font-size="11pt" style:font-size-asian="11pt"/>
    </style:style>
    <style:style style:name="P77" style:parent-style-name="內文" style:family="paragraph">
      <style:paragraph-properties fo:line-height="0.2083in" fo:margin-left="0.3118in" fo:text-indent="0.0006in">
        <style:tab-stops/>
      </style:paragraph-properties>
      <style:text-properties style:font-name-asian="標楷體" fo:font-size="11pt" style:font-size-asian="11pt"/>
    </style:style>
    <style:style style:name="P78" style:parent-style-name="內文" style:family="paragraph">
      <style:paragraph-properties fo:line-height="0.208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變更承造人名冊</text:p>
          </table:table-cell>
          <table:table-cell table:style-name="TableCell9">
            <text:p text:style-name="內文0">Ｂ１３－４</text:p>
          </table:table-cell>
        </table:table-row>
        <table:table-row table:style-name="TableRow10">
          <table:table-cell table:style-name="TableCell11" table:number-columns-spanned="2">
            <text:p text:style-name="P12">【1.原承造人】<text:s text:c="26"/><text:s text:c="8"/></text:p>
            <text:p text:style-name="P13">【營造業名稱】<text:s text:c="16"/><text:s/>印<text:s text:c="5"/><text:s text:c="3"/><text:s/><text:s text:c="5"/>【登記等級字號】<text:s text:c="4"/></text:p>
            <text:p text:style-name="P14">【負責人】<text:s text:c="14"/><text:s text:c="5"/>簽章<text:s text:c="14"/>【統一編號】<text:s text:c="3"/><text:s text:c="33"/></text:p>
            <text:p text:style-name="P15">【電話】<text:s/><text:s text:c="38"/>【傳真或e-mail】<text:s text:c="38"/><text:s text:c="15"/><text:s text:c="3"/><text:s text:c="5"/><text:s/><text:s/><text:s text:c="9"/></text:p>
            <text:p text:style-name="P16">【營業地址】<text:s text:c="4"/><text:s text:c="2"/>縣（市）<text:s text:c="4"/>鄉(鎮、市、區) <text:s text:c="5"/>路（街）<text:s text:c="3"/>段<text:s text:c="3"/>巷<text:s text:c="3"/>弄<text:s text:c="3"/>號<text:s/><text:s text:c="2"/>樓（室）<text:s text:c="23"/><text:s text:c="8"/></text:p>
            <text:p text:style-name="P17">【專任工程人員】<text:s text:c="4"/><text:s/><text:s text:c="2"/><text:s text:c="6"/>簽章<text:s text:c="14"/>【證書字號】<text:s text:c="2"/><text:s text:c="5"/>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【1.變更後承造人】</text:p>
            <text:p text:style-name="P21">【營造業名稱】<text:s text:c="18"/>印<text:s text:c="13"/>【登記等級字號】<text:s/></text:p>
            <text:p text:style-name="P22">【負責人】<text:s text:c="13"/><text:s text:c="7"/>簽章<text:s text:c="13"/>【統一編號】<text:s text:c="27"/><text:s text:c="7"/>　<text:s/><text:s text:c="19"/></text:p>
            <text:p text:style-name="P23">【電話】<text:s text:c="39"/>【傳真或e-mail】<text:s text:c="10"/><text:s text:c="7"/><text:s text:c="21"/></text:p>
            <text:p text:style-name="P24">【營業地址】<text:s text:c="2"/><text:s text:c="5"/><text:s/>縣（市）<text:s text:c="4"/>鄉(鎮、市、區) <text:s text:c="5"/>路（街）<text:s text:c="3"/>段<text:s text:c="3"/>巷<text:s text:c="3"/>弄<text:s text:c="3"/>號<text:s/><text:s text:c="2"/>樓（室）<text:s text:c="24"/><text:s text:c="8"/></text:p>
            <text:p text:style-name="P25">【專任工程人員】<text:s text:c="4"/><text:s/><text:s text:c="2"/><text:s text:c="7"/>簽章<text:s text:c="13"/>【證書字號】<text:s text:c="2"/><text:s text:c="3"/></text:p>
          </table:table-cell>
          <table:covered-table-cell/>
        </table:table-row>
        <table:table-row table:style-name="TableRow26">
          <table:table-cell table:style-name="TableCell27" table:number-columns-spanned="2">
            <text:p text:style-name="P28">【2.原承造人】<text:s text:c="29"/><text:s text:c="2"/><text:s text:c="2"/><text:s/></text:p>
            <text:p text:style-name="P29">【營造業名稱】<text:s text:c="19"/>印<text:s text:c="7"/><text:s/><text:s text:c="2"/><text:s text:c="2"/>【登記等級字號】<text:s/></text:p>
            <text:p text:style-name="P30">【負責人】<text:s text:c="11"/><text:s text:c="3"/><text:s text:c="3"/><text:s/><text:s/><text:s/><text:s/>簽章<text:s text:c="12"/>【統一編號】<text:s text:c="30"/><text:s/><text:s text:c="13"/><text:s/></text:p>
            <text:p text:style-name="P31">【電話】<text:s/>　<text:s text:c="5"/><text:s/><text:s/><text:s text:c="29"/>【傳真或e-mail】</text:p>
            <text:p text:style-name="P32">【營業地址】<text:s text:c="9"/>縣（市）<text:s text:c="4"/>鄉(鎮、市、區) <text:s text:c="5"/>路（街）<text:s text:c="3"/>段<text:s text:c="3"/>巷<text:s text:c="3"/>弄<text:s text:c="3"/>號<text:s/><text:s text:c="2"/>樓（室）<text:s text:c="23"/><text:s/><text:s/><text:s/></text:p>
            <text:p text:style-name="P33">【專任工程人員】<text:s text:c="6"/><text:s text:c="9"/>簽章<text:s text:c="12"/>【證書字號】<text:s text:c="7"/></text:p>
          </table:table-cell>
          <table:covered-table-cell/>
        </table:table-row>
        <table:table-row table:style-name="TableRow34">
          <table:table-cell table:style-name="TableCell35" table:number-columns-spanned="2">
            <text:p text:style-name="P36">【2.變更後承造人】</text:p>
            <text:p text:style-name="P37">【營造業名稱】<text:s text:c="19"/>印<text:s text:c="7"/><text:s/><text:s/><text:s/><text:s/><text:s/>【登記等級字號】<text:s/></text:p>
            <text:p text:style-name="P38">【負責人】<text:s text:c="11"/><text:s text:c="3"/><text:s/><text:s/><text:s text:c="2"/><text:s/><text:s text:c="2"/>簽章<text:s text:c="12"/>【統一編號】<text:s text:c="30"/><text:s/><text:s text:c="14"/><text:s/></text:p>
            <text:p text:style-name="P39">【電話】<text:s/>　<text:s text:c="5"/><text:s/><text:s/><text:s text:c="29"/>【傳真或e-mail】</text:p>
            <text:p text:style-name="P40">【營業地址】<text:s text:c="9"/>縣（市）<text:s text:c="4"/>鄉(鎮、市、區) <text:s text:c="5"/>路（街）<text:s text:c="3"/>段<text:s text:c="3"/>巷<text:s text:c="3"/>弄<text:s text:c="3"/>號<text:s/><text:s text:c="2"/>樓（室）<text:s text:c="23"/><text:s/><text:s/><text:s/></text:p>
            <text:p text:style-name="P41">【專任工程人員】<text:s text:c="6"/><text:s text:c="9"/>簽章<text:s text:c="12"/>【證書字號】</text:p>
          </table:table-cell>
          <table:covered-table-cell/>
        </table:table-row>
        <table:table-row table:style-name="TableRow42">
          <table:table-cell table:style-name="TableCell43" table:number-columns-spanned="2">
            <text:p text:style-name="P44">【3.原承造人】<text:s text:c="31"/><text:s text:c="2"/><text:s/></text:p>
            <text:p text:style-name="P45">【營造業名稱】<text:s text:c="20"/>印<text:s text:c="8"/><text:s/><text:s/><text:s/>【登記等級字號】</text:p>
            <text:p text:style-name="P46">【負責人】<text:s text:c="22"/>簽章<text:s text:c="11"/>【統一編號】<text:s text:c="31"/><text:s/><text:s/><text:s text:c="2"/></text:p>
            <text:p text:style-name="P47">【電話】<text:s text:c="39"/>【傳真或e-mail】</text:p>
            <text:p text:style-name="P48">【營業地址】<text:s text:c="2"/><text:s text:c="7"/>縣（市）<text:s text:c="4"/>鄉(鎮、市、區) <text:s text:c="5"/>路（街）<text:s text:c="3"/>段<text:s text:c="3"/>巷<text:s text:c="3"/>弄<text:s text:c="3"/>號<text:s/><text:s text:c="2"/>樓（室）<text:s text:c="29"/><text:s/><text:s text:c="2"/><text:s/></text:p>
            <text:p text:style-name="P49">【專任工程人員】<text:s text:c="6"/><text:s text:c="9"/><text:s/>簽章<text:s text:c="11"/>【證書字號】<text:s/><text:s text:c="3"/><text:s/><text:s text:c="2"/><text:tab/></text:p>
          </table:table-cell>
          <table:covered-table-cell/>
        </table:table-row>
        <table:table-row table:style-name="TableRow50">
          <table:table-cell table:style-name="TableCell51" table:number-columns-spanned="2">
            <text:p text:style-name="P52">【3.變更後承造人】<text:s text:c="32"/><text:s text:c="2"/></text:p>
            <text:p text:style-name="P53">【營造業名稱】<text:s text:c="21"/>印<text:s text:c="7"/><text:s/><text:s/><text:s/>【登記等級字號】</text:p>
            <text:p text:style-name="P54">【負責人】<text:s text:c="23"/>簽章<text:s text:c="10"/>【統一編號】<text:s text:c="31"/><text:s/><text:s/><text:s text:c="2"/></text:p>
            <text:p text:style-name="P55">【電話】<text:s text:c="39"/>【傳真或e-mail】</text:p>
            <text:p text:style-name="P56">【營業地址】<text:s text:c="2"/><text:s text:c="7"/>縣（市）<text:s text:c="4"/>鄉(鎮、市、區) <text:s text:c="5"/>路（街）<text:s text:c="3"/>段<text:s text:c="3"/>巷<text:s text:c="3"/>弄<text:s text:c="3"/>號<text:s/><text:s text:c="2"/>樓（室）<text:s text:c="29"/><text:s/><text:s text:c="2"/><text:s/></text:p>
            <text:p text:style-name="P57">【專任工程人員】<text:s text:c="6"/><text:s text:c="9"/><text:s text:c="2"/>簽章<text:s text:c="10"/>【證書字號】<text:s/><text:s/><text:s text:c="2"/><text:tab/><text:s/><text:s/><text:s/></text:p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>【4.原承造人】<text:s text:c="23"/><text:s/><text:s text:c="7"/><text:s text:c="2"/><text:s/></text:p>
            <text:p text:style-name="P61">【營造業名稱】<text:s text:c="21"/>印<text:s text:c="7"/><text:s/><text:s/><text:s/>【登記等級字號】</text:p>
            <text:p text:style-name="P62">【負責人】<text:s text:c="23"/>簽章<text:s text:c="10"/>【統一編號】<text:s text:c="31"/><text:s/><text:s/><text:s text:c="2"/></text:p>
            <text:p text:style-name="P63">【電話】<text:s text:c="39"/>【傳真或e-mail】</text:p>
            <text:p text:style-name="P64">【營業地址】<text:s text:c="2"/><text:s text:c="7"/>縣（市）<text:s text:c="4"/>鄉(鎮、市、區) <text:s text:c="5"/>路（街）<text:s text:c="3"/>段<text:s text:c="3"/>巷<text:s text:c="3"/>弄<text:s text:c="3"/>號<text:s/><text:s text:c="2"/>樓（室）<text:s text:c="29"/><text:s/><text:s text:c="2"/><text:s/></text:p>
            <text:p text:style-name="P65">【專任工程人員】<text:s text:c="6"/><text:s text:c="9"/><text:s text:c="2"/>簽章<text:s text:c="10"/>【證書字號】<text:s/><text:s/><text:s text:c="2"/><text:tab/><text:s/><text:s/><text:s text:c="2"/><text:s/><text:s text:c="2"/><text:tab/><text:s text:c="3"/><text:s/><text:s/>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【4.變更後承造人】<text:s text:c="31"/></text:p>
            <text:p text:style-name="P69">【營造業名稱】<text:s text:c="21"/>印<text:s text:c="7"/><text:s/><text:s/><text:s/>【登記等級字號】</text:p>
            <text:p text:style-name="P70">【負責人】<text:s text:c="23"/>簽章<text:s text:c="10"/>【統一編號】<text:s text:c="31"/><text:s/><text:s/><text:s text:c="2"/></text:p>
            <text:p text:style-name="P71">【電話】<text:s text:c="39"/>【傳真或e-mail】</text:p>
            <text:p text:style-name="P72">【營業地址】<text:s text:c="2"/><text:s text:c="7"/>縣（市）<text:s text:c="4"/>鄉(鎮、市、區) <text:s text:c="5"/>路（街）<text:s text:c="3"/>段<text:s text:c="3"/>巷<text:s text:c="3"/>弄<text:s text:c="3"/>號<text:s/><text:s text:c="2"/>樓（室）<text:s text:c="29"/><text:s/><text:s text:c="2"/><text:s/></text:p>
            <text:p text:style-name="P73">【專任工程人員】<text:s text:c="6"/><text:s text:c="9"/><text:s text:c="2"/>簽章<text:s text:c="10"/>【證書字號】<text:s/><text:s/><text:s text:c="2"/><text:tab/><text:s/><text:s/><text:s/><text:s/><text:s text:c="3"/><text:s/><text:s text:c="2"/><text:tab/><text:s/></text:p>
          </table:table-cell>
          <table:covered-table-cell/>
        </table:table-row>
        <table:table-row table:style-name="TableRow74">
          <table:table-cell table:style-name="TableCell75" table:number-columns-spanned="2">
            <text:p text:style-name="P76">註：1.由起造人單獨申請變更者，免原承造人簽章，主管建築機關並副知原承造人。</text:p>
            <text:p text:style-name="P77">2.標示「印」者請用印，標示「簽章」者請簽名及蓋章。</text:p>
          </table:table-cell>
          <table:covered-table-cell/>
        </table:table-row>
      </table:table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/>
      <style:text-properties style:font-name-asian="標楷體" fo:font-size="16pt" style:font-size-asian="16pt" fo:hyphenate="false"/>
    </style:style>
    <style:style style:name="內文2" style:display-name="內文2" style:family="paragraph" style:parent-style-name="內文">
      <style:paragraph-properties fo:margin-left="0.118in" fo:text-indent="-0.118in">
        <style:tab-stops/>
      </style:paragraph-properties>
      <style:text-properties style:font-name-asian="標楷體" fo:font-size="11pt" style:font-size-asian="11pt" fo:hyphenate="false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name-asian="標楷體" fo:font-size="11pt" style:font-size-asian="11pt" fo:hyphenate="false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-asian="標楷體" fo:font-size="11pt" style:font-size-asian="11pt" fo:hyphenate="false"/>
    </style:style>
    <style:style style:name="本文縮排" style:display-name="本文縮排" style:family="paragraph" style:parent-style-name="內文">
      <style:paragraph-properties style:vertical-align="auto" fo:line-height="0.1666in" fo:margin-left="0.4375in" fo:text-indent="-0.1638in">
        <style:tab-stops/>
      </style:paragraph-properties>
      <style:text-properties style:font-name="標楷體" style:font-name-asian="標楷體" fo:font-size="10pt" style:font-size-asian="10pt" fo:hyphenate="false"/>
    </style:style>
    <style:style style:name="本文縮排3" style:display-name="本文縮排 3" style:family="paragraph" style:parent-style-name="內文">
      <style:paragraph-properties fo:text-align="justify" style:vertical-align="auto" fo:line-height="0.2638in" fo:margin-left="0.5131in" fo:text-indent="-0.5131in">
        <style:tab-stops/>
      </style:paragraph-properties>
      <style:text-properties style:font-name="標楷體" style:font-name-asian="標楷體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0.5909in" fo:margin-bottom="0.551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576in"/>
      </style:header-style>
      <style:footer-style>
        <style:header-footer-properties style:dynamic-spacing="true" fo:min-height="-0.118in"/>
      </style:footer-style>
    </style:page-layout>
    <style:style style:name="F7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F8" style:parent-style-name="a0" style:family="graphic">
      <style:graphic-properties style:wrap="parallel" draw:stroke="none" draw:fill="none" fo:border="none" fo:padding="0in" style:shadow="none" style:vertical-rel="paragraph" style:horizontal-rel="page" style:horizontal-pos="from-left" style:vertical-pos="from-top" style:writing-mode="lr-tb"/>
    </style:style>
  </office:automatic-styles>
  <office:master-styles>
    <style:master-page style:name="MP0" style:page-layout-name="PL0">
      <style:footer>
        <text:p text:style-name="頁尾"><draw:frame draw:style-name="F7" text:anchor-type="paragraph" svg:y="0.0006in" draw:z-index="0"><draw:text-box fo:min-height="0in" fo:min-width="0in"><text:p text:style-name="頁尾"><text:span text:style-name="頁碼"><text:page-number text:fixed="false">2</text:page-number></text:span></text:p></draw:text-box></draw:frame><draw:frame draw:style-name="F8" text:anchor-type="paragraph" svg:x="3.8416in" svg:y="0.0243in" svg:width="0.493in" draw:z-index="0"><draw:text-box fo:min-height="0in"><text:p text:style-name="頁尾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造執照申請書件索引表                Ａ１１－０</dc:title>
    <meta:initial-creator>user</meta:initial-creator>
    <dc:creator>林茂昌</dc:creator>
    <meta:creation-date>2018-11-14T01:40:00Z</meta:creation-date>
    <dc:date>2018-11-14T01:40:00Z</dc:date>
    <meta:print-date>2018-11-14T01:39:00Z</meta:print-date>
    <meta:template xlink:href="Normal.dotm" xlink:type="simple"/>
    <meta:editing-cycles>2</meta:editing-cycles>
    <meta:editing-duration>PT60S</meta:editing-duration>
    <meta:document-statistic meta:page-count="2" meta:paragraph-count="6" meta:word-count="476" meta:character-count="3188" meta:row-count="22" meta:non-whitespace-character-count="2718"/>
  </office:meta>
</office:document-meta>
</file>